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396in" style:rel-column-width="23087*"/>
    </style:style>
    <style:style style:name="Table1.B" style:family="table-column">
      <style:table-column-properties style:column-width="4.4854in" style:rel-column-width="42448*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text-properties officeooo:rsid="002f48ee" officeooo:paragraph-rsid="002f48ee"/>
    </style:style>
    <style:style style:name="P2" style:family="paragraph" style:parent-style-name="Table_20_Contents">
      <style:paragraph-properties fo:text-align="end" style:justify-single-word="false"/>
      <style:text-properties fo:font-size="12pt" officeooo:rsid="001bf1bb" officeooo:paragraph-rsid="00259f4d" style:font-size-asian="12pt" style:font-size-complex="12pt"/>
    </style:style>
    <style:style style:name="P3" style:family="paragraph" style:parent-style-name="Table_20_Contents">
      <style:text-properties fo:font-size="13pt" officeooo:rsid="0017650d" officeooo:paragraph-rsid="00259f4d" style:font-size-asian="13pt" style:font-size-complex="13pt"/>
    </style:style>
    <style:style style:name="P4" style:family="paragraph" style:parent-style-name="Table_20_Contents">
      <style:paragraph-properties fo:text-align="end" style:justify-single-word="false"/>
      <style:text-properties fo:font-size="8pt" officeooo:rsid="00a1a29d" officeooo:paragraph-rsid="00a1a29d" style:font-size-asian="8pt" style:font-size-complex="8pt"/>
    </style:style>
    <style:style style:name="P5" style:family="paragraph" style:parent-style-name="Standard">
      <style:text-properties officeooo:rsid="00322e4c" officeooo:paragraph-rsid="00259f4d"/>
    </style:style>
    <style:style style:name="P6" style:family="paragraph" style:parent-style-name="Standard">
      <style:text-properties officeooo:rsid="00322e4c" officeooo:paragraph-rsid="003f0e3f"/>
    </style:style>
    <style:style style:name="P7" style:family="paragraph" style:parent-style-name="Standard">
      <style:text-properties fo:font-size="14pt" fo:language="en" fo:country="US" fo:font-weight="bold" officeooo:rsid="008dca4b" officeooo:paragraph-rsid="008dca4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fo:language="en" fo:country="US" fo:font-weight="normal" officeooo:rsid="008dca4b" officeooo:paragraph-rsid="008dca4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en" fo:country="US" fo:font-weight="normal" officeooo:rsid="008e06d5" officeooo:paragraph-rsid="008e06d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en" fo:country="US" fo:font-weight="normal" officeooo:rsid="009e14fa" officeooo:paragraph-rsid="009e14fa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en" fo:country="US" fo:font-weight="normal" officeooo:rsid="00984b82" officeooo:paragraph-rsid="00984b82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en" fo:country="US" fo:font-weight="normal" officeooo:rsid="00ad4289" officeooo:paragraph-rsid="00ad4289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4253d0" officeooo:paragraph-rsid="004253d0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4pt" fo:font-weight="bold" officeooo:rsid="00322e4c" officeooo:paragraph-rsid="004ea21b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2pt" fo:font-weight="normal" officeooo:rsid="00322e4c" officeooo:paragraph-rsid="004ea21b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8c0e1f" officeooo:paragraph-rsid="008dca4b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ea21b" officeooo:paragraph-rsid="004ea21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4pt" fo:font-weight="bold" officeooo:rsid="0070bdf1" officeooo:paragraph-rsid="0070bdf1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2pt" fo:font-weight="normal" officeooo:rsid="0070bdf1" officeooo:paragraph-rsid="0070bdf1" style:font-size-asian="10.5pt" style:font-weight-asian="normal" style:font-size-complex="12pt" style:font-weight-complex="normal"/>
    </style:style>
    <style:style style:name="P20" style:family="paragraph" style:parent-style-name="Text_20_body" style:list-style-name="L1" style:master-page-name="">
      <loext:graphic-properties draw:fill="none"/>
      <style:paragraph-properties fo:margin-left="0.5in" fo:margin-right="0in" fo:margin-top="0.0402in" fo:margin-bottom="0.0402in" style:contextual-spacing="false" fo:line-height="100%" fo:text-indent="-0.25in" style:auto-text-indent="false" style:page-number="auto" fo:background-color="transparent"/>
      <style:text-properties officeooo:paragraph-rsid="00984b82"/>
    </style:style>
    <style:style style:name="P21" style:family="paragraph" style:parent-style-name="Text_20_body" style:list-style-name="L1">
      <loext:graphic-properties draw:fill="none"/>
      <style:paragraph-properties fo:margin-left="0.5in" fo:margin-right="0in" fo:margin-top="0.0402in" fo:margin-bottom="0.0402in" style:contextual-spacing="false" fo:line-height="100%" fo:text-indent="-0.25in" style:auto-text-indent="false" fo:background-color="transparent"/>
      <style:text-properties officeooo:paragraph-rsid="00a492f0"/>
    </style:style>
    <style:style style:name="P22" style:family="paragraph" style:parent-style-name="Text_20_body" style:list-style-name="L1">
      <loext:graphic-properties draw:fill="none"/>
      <style:paragraph-properties fo:margin-left="0.5in" fo:margin-right="0in" fo:margin-top="0.0402in" fo:margin-bottom="0.0402in" style:contextual-spacing="false" fo:line-height="100%" fo:text-indent="-0.25in" style:auto-text-indent="false" fo:background-color="transparent"/>
      <style:text-properties officeooo:paragraph-rsid="009a72c7"/>
    </style:style>
    <style:style style:name="P23" style:family="paragraph" style:parent-style-name="Text_20_body" style:list-style-name="L1">
      <loext:graphic-properties draw:fill="none"/>
      <style:paragraph-properties fo:margin-left="0.5in" fo:margin-right="0in" fo:margin-top="0.0402in" fo:margin-bottom="0.0402in" style:contextual-spacing="false" fo:line-height="100%" fo:text-indent="-0.25in" style:auto-text-indent="false" fo:background-color="transparent"/>
      <style:text-properties officeooo:paragraph-rsid="009f9fa8"/>
    </style:style>
    <style:style style:name="T1" style:family="text">
      <style:text-properties officeooo:rsid="00322e4c"/>
    </style:style>
    <style:style style:name="T2" style:family="text">
      <style:text-properties officeooo:rsid="0096161f"/>
    </style:style>
    <style:style style:name="T3" style:family="text">
      <style:text-properties officeooo:rsid="00a1a29d"/>
    </style:style>
    <style:style style:name="T4" style:family="text">
      <style:text-properties officeooo:rsid="00a7d1c0"/>
    </style:style>
    <style:style style:name="T5" style:family="text">
      <style:text-properties officeooo:rsid="00a2b3c7"/>
    </style:style>
    <style:style style:name="T6" style:family="text">
      <style:text-properties officeooo:rsid="008dca4b"/>
    </style:style>
    <style:style style:name="T7" style:family="text">
      <style:text-properties officeooo:rsid="009799ca"/>
    </style:style>
    <style:style style:name="T8" style:family="text">
      <style:text-properties officeooo:rsid="00ac1037"/>
    </style:style>
    <style:style style:name="T9" style:family="text">
      <style:text-properties officeooo:rsid="0099571b"/>
    </style:style>
    <style:style style:name="T10" style:family="text">
      <style:text-properties officeooo:rsid="009a72c7"/>
    </style:style>
    <style:style style:name="T11" style:family="text">
      <style:text-properties officeooo:rsid="00a1fa61"/>
    </style:style>
    <style:style style:name="T12" style:family="text">
      <style:text-properties officeooo:rsid="004ea21b"/>
    </style:style>
    <style:style style:name="T13" style:family="text">
      <style:text-properties officeooo:rsid="00a922d2"/>
    </style:style>
    <style:style style:name="T14" style:family="text">
      <style:text-properties style:font-name="Liberation Serif" fo:font-size="12pt" fo:font-weight="normal" officeooo:rsid="00984b82" style:font-size-asian="10.5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aa9b3f" style:font-size-asian="10.5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a492f0" style:font-size-asian="10.5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9a72c7" style:font-size-asian="10.5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9f9fa8" style:font-size-asian="10.5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a1a29d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231</text:p>
          </table:table-cell>
          <table:table-cell table:style-name="Table1.A1" office:value-type="string">
            <text:p text:style-name="P2"><text:span text:style-name="T1">Lab</text:span> <text:span text:style-name="T2">1</text:span><text:span text:style-name="T3">2</text:span></text:p>
          </table:table-cell>
        </table:table-row>
        <table:table-row>
          <table:table-cell table:style-name="Table1.A1" office:value-type="string">
            <text:p text:style-name="P3">Score: ______/<text:span text:style-name="T4">15</text:span></text:p>
          </table:table-cell>
          <table:table-cell table:style-name="Table1.A1" office:value-type="string">
            <text:p text:style-name="P4">v1.<text:span text:style-name="T5">2</text:span></text:p>
          </table:table-cell>
        </table:table-row>
      </table:table>
      <text:p text:style-name="P5"/>
      <text:p text:style-name="P6">The purpose of this lab is to give you experience <text:span text:style-name="T6">with </text:span><text:span text:style-name="T7">singletons and structures.</text:span></text:p>
      <text:p text:style-name="P6"/>
      <text:p text:style-name="P7">Specifications</text:p>
      <text:p text:style-name="P8"/>
      <text:p text:style-name="P9">In this <text:span text:style-name="T8">assignment</text:span>, y<text:span text:style-name="T9">ou’</text:span><text:span text:style-name="T10">re tasked with creating a cool application where balls bounce around inside of a defined boundary. The Renderer class is implemented as a singleton, while the Ball.</text:span><text:span text:style-name="T11">cs</text:span><text:span text:style-name="T10"> file </text:span><text:span text:style-name="T11">contains a structure</text:span><text:span text:style-name="T10">. The renderer assumes responsibility for collision detection and ensuring the balls remain within the designated boundaries. Moreover, it offers functionalities for ball creation and bounding box </text:span><text:span text:style-name="T11">dimension</text:span><text:span text:style-name="T10"> adjustment. Employ lazy loading for the singleton instance instantiation.</text:span></text:p>
      <text:p text:style-name="P9"/>
      <text:p text:style-name="P10">The code that draws to the screen is already implemented, so the Renderer is more of a partial renderer.</text:p>
      <text:p text:style-name="P9"/>
      <text:p text:style-name="P11">Only modify the two files in the Lab1<text:span text:style-name="T11">2</text:span>TODO folder. You can add additional files and add more methods if needed.</text:p>
      <text:p text:style-name="P11"/>
      <text:p text:style-name="P12">The program will throw exceptions until you implement the methods in the Renderer class.</text:p>
      <text:p text:style-name="P13"/>
      <text:p text:style-name="P14">S<text:span text:style-name="T12">ubmission</text:span></text:p>
      <text:p text:style-name="P15"/>
      <text:p text:style-name="P16">The submission for this lab is the commit ID you want graded. <text:span text:style-name="T13">S</text:span>ubmit the commit ID on Canvas.</text:p>
      <text:p text:style-name="P17"/>
      <text:p text:style-name="P18">Tips</text:p>
      <text:p text:style-name="P19"/>
      <text:list text:style-name="L1">
        <text:list-item>
          <text:p text:style-name="P20"><text:span text:style-name="Source_20_Text"><text:span text:style-name="T14">To ensure there is a cross-platform GUI, this lab was designed with Blazor WASM (serverless). Debug</text:span></text:span><text:span text:style-name="Source_20_Text"><text:span text:style-name="T15">ging is best</text:span></text:span><text:span text:style-name="Source_20_Text"><text:span text:style-name="T14"> with a Chromium-based browser.</text:span></text:span></text:p>
        </text:list-item>
        <text:list-item>
          <text:p text:style-name="P21"><text:span text:style-name="Source_20_Text"><text:span text:style-name="T16">If you receive an error, you will have to check your browser’s console for debugging.</text:span></text:span></text:p>
        </text:list-item>
        <text:list-item>
          <text:p text:style-name="P22"><text:span text:style-name="Source_20_Text"><text:span text:style-name="T17">The Ball structure doesn’t need anything else to make it run, but you may find it useful to make your own utility methods inside of it.</text:span></text:span></text:p>
        </text:list-item>
        <text:list-item>
          <text:p text:style-name="P23"><text:span text:style-name="Source_20_Text"><text:span text:style-name="T18">It is expected you’ll have to do your own research on certain structures and some of the quirks of structures being value types. If you get stuck and can’t find a solution after researching, ask </text:span></text:span><text:span text:style-name="Source_20_Text"><text:span text:style-name="T19">your</text:span></text:span><text:span text:style-name="Source_20_Text"><text:span text:style-name="T18"> instructor for help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Page</meta:initial-creator>
    <meta:creation-date>2022-08-18T14:27:38.461000000</meta:creation-date>
    <dc:date>2025-01-29T19:06:00.864842025</dc:date>
    <meta:editing-duration>PT12H16M24S</meta:editing-duration>
    <meta:editing-cycles>78</meta:editing-cycles>
    <meta:generator>LibreOffice/24.8.4.2$Linux_X86_64 LibreOffice_project/480$Build-2</meta:generator>
    <dc:creator>Nicholas Page</dc:creator>
    <meta:document-statistic meta:table-count="1" meta:image-count="0" meta:object-count="0" meta:page-count="1" meta:paragraph-count="17" meta:word-count="270" meta:character-count="1618" meta:non-whitespace-character-count="1369"/>
  </office:meta>
</office:document-meta>
</file>